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ce99" officeooo:paragraph-rsid="001ece99"/>
    </style:style>
    <style:style style:name="P2" style:family="paragraph" style:parent-style-name="Standard">
      <style:text-properties officeooo:rsid="001ed330" officeooo:paragraph-rsid="001ed330"/>
    </style:style>
    <style:style style:name="P3" style:family="paragraph" style:parent-style-name="Standard">
      <style:text-properties officeooo:rsid="00208309" officeooo:paragraph-rsid="00208309"/>
    </style:style>
    <style:style style:name="P4" style:family="paragraph" style:parent-style-name="Standard">
      <style:text-properties officeooo:rsid="002281f5" officeooo:paragraph-rsid="002281f5"/>
    </style:style>
    <style:style style:name="P5" style:family="paragraph" style:parent-style-name="Standard">
      <style:text-properties officeooo:rsid="002281f5" officeooo:paragraph-rsid="002281f5"/>
    </style:style>
    <style:style style:name="T1" style:family="text">
      <style:text-properties fo:font-weight="bold" officeooo:rsid="00208309" style:font-weight-asian="bold" style:font-weight-complex="bold"/>
    </style:style>
    <style:style style:name="T2" style:family="text">
      <style:text-properties fo:font-weight="bold" officeooo:rsid="002642fc" style:font-weight-asian="bold" style:font-weight-complex="bold"/>
    </style:style>
    <style:style style:name="T3" style:family="text">
      <style:text-properties officeooo:rsid="001ed330"/>
    </style:style>
    <style:style style:name="T4" style:family="text">
      <style:text-properties officeooo:rsid="00208309"/>
    </style:style>
    <style:style style:name="T5" style:family="text">
      <style:text-properties fo:font-weight="normal" officeooo:rsid="00208309" style:font-weight-asian="normal" style:font-weight-complex="normal"/>
    </style:style>
    <style:style style:name="T6" style:family="text">
      <style:text-properties officeooo:rsid="002281f5"/>
    </style:style>
    <style:style style:name="T7" style:family="text">
      <style:text-properties officeooo:rsid="00247139"/>
    </style:style>
    <style:style style:name="T8" style:family="text">
      <style:text-properties officeooo:rsid="002642fc"/>
    </style:style>
    <style:style style:name="T9" style:family="text">
      <style:text-properties officeooo:rsid="0028f2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lem projektu jest zaimplementowanie zestawu klas reprezentujących logikę zautomatyzowanej fabryki samochodów.</text:p>
      <text:p text:style-name="P1"/>
      <text:p text:style-name="P1">Na ten moment fabryka posiada jedynie:</text:p>
      <text:p text:style-name="P1">-trzy rodzaje części: ramę<text:span text:style-name="T4">(</text:span><text:span text:style-name="T1">Frame</text:span><text:span text:style-name="T4">)</text:span>, silnik<text:span text:style-name="T4">(</text:span><text:span text:style-name="T1">Engine</text:span><text:span text:style-name="T4">)</text:span>, akumulator<text:span text:style-name="T4">(</text:span><text:span text:style-name="T1">Battery</text:span><text:span text:style-name="T4">)</text:span></text:p>
      <text:p text:style-name="P1">-<text:span text:style-name="T8">jeden rodzaj samochodu(</text:span><text:span text:style-name="T2">Car</text:span><text:span text:style-name="T8">)</text:span></text:p>
      <text:p text:style-name="P1">-podfabryki tych części oraz główną fabrykę samochodów, która “składa” podzespoły w ce<text:span text:style-name="T4">lu wytworzenia jednego(</text:span><text:span text:style-name="T1">FrameFactory, EngineFactory, BatteryFactory, CarFactory</text:span><text:span text:style-name="T5">)</text:span></text:p>
      <text:p text:style-name="P1">-magazyn, który przechowuje i wydziela części oraz samochody w zależności od zapotrzebowania<text:span text:style-name="T4">(</text:span><text:span text:style-name="T1">Warehouse</text:span><text:span text:style-name="T4">)</text:span></text:p>
      <text:p text:style-name="P1">-<text:span text:style-name="T4">menadżera fabryki, który zarządza całą fabryką(</text:span><text:span text:style-name="T1">FactoryManager</text:span><text:span text:style-name="T4">)</text:span></text:p>
      <text:p text:style-name="P1"/>
      <text:p text:style-name="P1">Projekt nie uwzględnia możliwości tworzenia samochodów różnych typów, tak jak nie uwzględnia różnych typów podzespołów.</text:p>
      <text:p text:style-name="P1"/>
      <text:p text:style-name="P1">Proces wytwarzania jednego podzespołu:</text:p>
      <text:p text:style-name="P1">1.Użytkownik(system) wydaje menadżerowi fabryki polecenie wyprodukowania części, np. silnika</text:p>
      <text:p text:style-name="P1">2.Ten przekazuje poleceni<text:span text:style-name="T3">e</text:span> do swojej fabryki silników</text:p>
      <text:p text:style-name="P2">3.Ta zwraca go, po czym zostaje on(silnik) zostaje przekazany do magazynu</text:p>
      <text:p text:style-name="P2"/>
      <text:p text:style-name="P3">Proces składania samochodu:</text:p>
      <text:p text:style-name="P3">1.Menadżer wysyła zapytanie do magazynu czy dostępne są podzespoły</text:p>
      <text:p text:style-name="P3"><text:tab/>-jeśli NIE to proces jest przyrywany, <text:span text:style-name="T9">po czym zwrócona zostaje wartość logiczna</text:span></text:p>
      <text:p text:style-name="P3"><text:tab/>-jeśli TAK to proces jest kontynuowany</text:p>
      <text:p text:style-name="P3">2.Do fabryki samochodów zostaje wysłane polecenia, podczas tworzenia samochodu wykorzystywane są części zalegające w magazynie</text:p>
      <text:p text:style-name="P3">3.Fabryka zwraca gotowy samochód z powrotem do magazynu</text:p>
      <text:p text:style-name="P3"/>
      <text:p text:style-name="P3"/>
      <text:p text:style-name="P3">W celu testowania ręcznego zaimplementowałem <text:span text:style-name="T6">GUI, które polega na klikaniu przycisków odpowiadająych za produkcję odpowiednio: samochódu, ramy, silnika, akumulatora.</text:span></text:p>
      <text:p text:style-name="P4">Po prawej stonie wyświetla się stan magazynu, a na górze komunikat odnośnie ostatniej akcji.</text:p>
      <text:p text:style-name="P4"/>
      <text:p text:style-name="P4"/>
      <text:p text:style-name="P4"/>
      <text:p text:style-name="P4"/>
      <text:p text:style-name="P4">Dalsze rozbudowywanie projektu wiązałoby się z:</text:p>
      <text:p text:style-name="P4">-rozróżnieniem rodzajów podzespołow oraz samochodów</text:p>
      <text:p text:style-name="P4">-dodanie kosztów produkcji</text:p>
      <text:p text:style-name="P4">-dodanie kosztów sprzedaży</text:p>
      <text:p text:style-name="P4">-zwiększenia kontroli nad przebiegiem montażu samochodu(podzielnie go na etapy)</text:p>
      <text:p text:style-name="P4">-ulepszenie interfejsu graficznego</text:p>
      <text:p text:style-name="P4"><text:s/><text:span text:style-name="T7">itd.</text:span>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21:59:00.811153232</meta:creation-date>
    <dc:date>2019-05-29T00:55:15.206995136</dc:date>
    <meta:editing-duration>PT7M10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1" meta:paragraph-count="27" meta:word-count="223" meta:character-count="1871" meta:non-whitespace-character-count="1672"/>
  </office:meta>
</office:document-meta>
</file>